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6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7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7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7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7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7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7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7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7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7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7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8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8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8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8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8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8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8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8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8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8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9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9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9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9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9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9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9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9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9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9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0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0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0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0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0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0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0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0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0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0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1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1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1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1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1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1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1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1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1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1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2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2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2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2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2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2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2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2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2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2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3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3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3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3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3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3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3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3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3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3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4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4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4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4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4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4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4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4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4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4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5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5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5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5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5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5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5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5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5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5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6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6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6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6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6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6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6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6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6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6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justify" fo:margin-bottom="10.00pt"/>
    </style:style>
  </office:automatic-styles>
  <office:body>
    <office:text>
      <text:p text:style-name="P1"><text:span text:style-name="T1"/></text:p>
      <text:p text:style-name="P1"><text:a xlink:href="https://fonts.google.com/specimen/Do+Hyeon?selection.family=Do+Hyeon"><text:span text:style-name="T2">https://fonts.google.com/specimen/Do+Hyeon?selection.family=Do+Hyeon</text:span></text:a><text:span text:style-name="T3"/></text:p>
      <text:p text:style-name="P1"><text:a xlink:href="https://wireframe.cc/"><text:span text:style-name="T4">https://wireframe.cc/</text:span></text:a><text:span text:style-name="T5"/></text:p>
      <text:p text:style-name="P1"><text:a xlink:href="https://www.google.lt/search?q=wire+frame&amp;tbm=isch&amp;source=iu&amp;ictx=1&amp;fir=ul390JTbLAb-UM:,s8EkQKuGHqIjpM,_&amp;usg=__7Iea_ZBAfZSsEANTMAAapmqEnOY=&amp;sa=X&amp;ved=0ahUKEwjF6L_oha_aAhXGDewKHSSkBWwQ9QEINjAB#imgrc=ul390JTbLAb-UM"><text:span text:style-name="T7">https://www.google.lt/search?q=wire+frame</text:span></text:a><text:span text:style-name="T8"><text:s/></text:span><text:a xlink:href="https://www.google.lt/search?q=wire+frame&amp;tbm=isch&amp;source=iu&amp;ictx=1&amp;fir=ul390JTbLAb-UM:,s8EkQKuGHqIjpM,_&amp;usg=__7Iea_ZBAfZSsEANTMAAapmqEnOY=&amp;sa=X&amp;ved=0ahUKEwjF6L_oha_aAhXGDewKHSSkBWwQ9QEINjAB#imgrc=ul390JTbLAb-UM"><text:span text:style-name="T10">HYPERLINK "https://www.google.lt/search?q=wire+frame</text:span><text:span text:style-name="T11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12">&amp;</text:span><text:span text:style-name="T13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14">tbm=isch</text:span><text:span text:style-name="T15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16">&amp;</text:span><text:span text:style-name="T17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18">source=iu</text:span><text:span text:style-name="T19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20">&amp;</text:span><text:span text:style-name="T21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22">ictx=1</text:span><text:span text:style-name="T23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24">&amp;</text:span><text:span text:style-name="T25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26">fir=ul390JTbLAb-UM%3A%2Cs8EkQKuGHqIjpM%2C_</text:span><text:span text:style-name="T27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28">&amp;</text:span><text:span text:style-name="T29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30">usg=__7Iea_ZBAfZSsEANTMAAapmqEnOY=</text:span><text:span text:style-name="T31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32">&amp;</text:span><text:span text:style-name="T33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34">sa=X</text:span><text:span text:style-name="T35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36">&amp;</text:span><text:span text:style-name="T37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38">ved=0ahUKEwjF6L_oha_aAhXGDewKHSSkBWwQ9QEINjAB#imgrc=ul390JTbLAb-UM"</text:span><text:span text:style-name="T39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40">&amp;</text:span></text:a><text:span text:style-name="T41"><text:s/></text:span><text:a xlink:href="https://www.google.lt/search?q=wire+frame&amp;tbm=isch&amp;source=iu&amp;ictx=1&amp;fir=ul390JTbLAb-UM:,s8EkQKuGHqIjpM,_&amp;usg=__7Iea_ZBAfZSsEANTMAAapmqEnOY=&amp;sa=X&amp;ved=0ahUKEwjF6L_oha_aAhXGDewKHSSkBWwQ9QEINjAB#imgrc=ul390JTbLAb-UM"><text:span text:style-name="T43">HYPERLINK "https://www.google.lt/search?q=wire+frame</text:span><text:span text:style-name="T44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45">&amp;</text:span><text:span text:style-name="T46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47">tbm=isch</text:span><text:span text:style-name="T48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49">&amp;</text:span><text:span text:style-name="T50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51">source=iu</text:span><text:span text:style-name="T52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53">&amp;</text:span><text:span text:style-name="T54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55">ictx=1</text:span><text:span text:style-name="T56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57">&amp;</text:span><text:span text:style-name="T58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59">fir=ul390JTbLAb-UM%3A%2Cs8EkQKuGHqIjpM%2C_</text:span><text:span text:style-name="T60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61">&amp;</text:span><text:span text:style-name="T62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63">usg=__7Iea_ZBAfZSsEANTMAAapmqEnOY=</text:span><text:span text:style-name="T64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65">&amp;</text:span><text:span text:style-name="T66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67">sa=X</text:span><text:span text:style-name="T68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69">&amp;</text:span><text:span text:style-name="T70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71">ved=0ahUKEwjF6L_oha_aAhXGDewKHSSkBWwQ9QEINjAB#imgrc=ul390JTbLAb-UM"</text:span><text:span text:style-name="T72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73">tbm=isch</text:span></text:a><text:span text:style-name="T74"><text:s/></text:span><text:a xlink:href="https://www.google.lt/search?q=wire+frame&amp;tbm=isch&amp;source=iu&amp;ictx=1&amp;fir=ul390JTbLAb-UM:,s8EkQKuGHqIjpM,_&amp;usg=__7Iea_ZBAfZSsEANTMAAapmqEnOY=&amp;sa=X&amp;ved=0ahUKEwjF6L_oha_aAhXGDewKHSSkBWwQ9QEINjAB#imgrc=ul390JTbLAb-UM"><text:span text:style-name="T76">HYPERLINK "https://www.google.lt/search?q=wire+frame</text:span><text:span text:style-name="T77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78">&amp;</text:span><text:span text:style-name="T79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80">tbm=isch</text:span><text:span text:style-name="T81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82">&amp;</text:span><text:span text:style-name="T83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84">source=iu</text:span><text:span text:style-name="T85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86">&amp;</text:span><text:span text:style-name="T87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88">ictx=1</text:span><text:span text:style-name="T89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90">&amp;</text:span><text:span text:style-name="T91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92">fir=ul390JTbLAb-UM%3A%2Cs8EkQKuGHqIjpM%2C_</text:span><text:span text:style-name="T93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94">&amp;</text:span><text:span text:style-name="T95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96">usg=__7Iea_ZBAfZSsEANTMAAapmqEnOY=</text:span><text:span text:style-name="T97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98">&amp;</text:span><text:span text:style-name="T99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100">sa=X</text:span><text:span text:style-name="T101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102">&amp;</text:span><text:span text:style-name="T103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104">ved=0ahUKEwjF6L_oha_aAhXGDewKHSSkBWwQ9QEINjAB#imgrc=ul390JTbLAb-UM"</text:span><text:span text:style-name="T105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106">&amp;</text:span></text:a><text:span text:style-name="T107"><text:s/></text:span><text:a xlink:href="https://www.google.lt/search?q=wire+frame&amp;tbm=isch&amp;source=iu&amp;ictx=1&amp;fir=ul390JTbLAb-UM:,s8EkQKuGHqIjpM,_&amp;usg=__7Iea_ZBAfZSsEANTMAAapmqEnOY=&amp;sa=X&amp;ved=0ahUKEwjF6L_oha_aAhXGDewKHSSkBWwQ9QEINjAB#imgrc=ul390JTbLAb-UM"><text:span text:style-name="T109">HYPERLINK "https://www.google.lt/search?q=wire+frame</text:span><text:span text:style-name="T110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111">&amp;</text:span><text:span text:style-name="T112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113">tbm=isch</text:span><text:span text:style-name="T114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115">&amp;</text:span><text:span text:style-name="T116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117">source=iu</text:span><text:span text:style-name="T118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119">&amp;</text:span><text:span text:style-name="T120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121">ictx=1</text:span><text:span text:style-name="T122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123">&amp;</text:span><text:span text:style-name="T124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125">fir=ul390JTbLAb-UM%3A%2Cs8EkQKuGHqIjpM%2C_</text:span><text:span text:style-name="T126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127">&amp;</text:span><text:span text:style-name="T128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129">usg=__7Iea_ZBAfZSsEANTMAAapmqEnOY=</text:span><text:span text:style-name="T130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131">&amp;</text:span><text:span text:style-name="T132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133">sa=X</text:span><text:span text:style-name="T134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135">&amp;</text:span><text:span text:style-name="T136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137">ved=0ahUKEwjF6L_oha_aAhXGDewKHSSkBWwQ9QEINjAB#imgrc=ul390JTbLAb-UM"</text:span><text:span text:style-name="T138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139">source=iu</text:span></text:a><text:span text:style-name="T140"><text:s/></text:span><text:a xlink:href="https://www.google.lt/search?q=wire+frame&amp;tbm=isch&amp;source=iu&amp;ictx=1&amp;fir=ul390JTbLAb-UM:,s8EkQKuGHqIjpM,_&amp;usg=__7Iea_ZBAfZSsEANTMAAapmqEnOY=&amp;sa=X&amp;ved=0ahUKEwjF6L_oha_aAhXGDewKHSSkBWwQ9QEINjAB#imgrc=ul390JTbLAb-UM"><text:span text:style-name="T142">HYPERLINK "https://www.google.lt/search?q=wire+frame</text:span><text:span text:style-name="T143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144">&amp;</text:span><text:span text:style-name="T145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146">tbm=isch</text:span><text:span text:style-name="T147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148">&amp;</text:span><text:span text:style-name="T149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150">source=iu</text:span><text:span text:style-name="T151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152">&amp;</text:span><text:span text:style-name="T153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154">ictx=1</text:span><text:span text:style-name="T155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156">&amp;</text:span><text:span text:style-name="T157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158">fir=ul390JTbLAb-UM%3A%2Cs8EkQKuGHqIjpM%2C_</text:span><text:span text:style-name="T159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160">&amp;</text:span><text:span text:style-name="T161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162">usg=__7Iea_ZBAfZSsEANTMAAapmqEnOY=</text:span><text:span text:style-name="T163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164">&amp;</text:span><text:span text:style-name="T165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166">sa=X</text:span><text:span text:style-name="T167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168">&amp;</text:span><text:span text:style-name="T169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170">ved=0ahUKEwjF6L_oha_aAhXGDewKHSSkBWwQ9QEINjAB#imgrc=ul390JTbLAb-UM"</text:span><text:span text:style-name="T171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172">&amp;</text:span></text:a><text:span text:style-name="T173"><text:s/></text:span><text:a xlink:href="https://www.google.lt/search?q=wire+frame&amp;tbm=isch&amp;source=iu&amp;ictx=1&amp;fir=ul390JTbLAb-UM:,s8EkQKuGHqIjpM,_&amp;usg=__7Iea_ZBAfZSsEANTMAAapmqEnOY=&amp;sa=X&amp;ved=0ahUKEwjF6L_oha_aAhXGDewKHSSkBWwQ9QEINjAB#imgrc=ul390JTbLAb-UM"><text:span text:style-name="T175">HYPERLINK "https://www.google.lt/search?q=wire+frame</text:span><text:span text:style-name="T176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177">&amp;</text:span><text:span text:style-name="T178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179">tbm=isch</text:span><text:span text:style-name="T180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181">&amp;</text:span><text:span text:style-name="T182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183">source=iu</text:span><text:span text:style-name="T184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185">&amp;</text:span><text:span text:style-name="T186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187">ictx=1</text:span><text:span text:style-name="T188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189">&amp;</text:span><text:span text:style-name="T190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191">fir=ul390JTbLAb-UM%3A%2Cs8EkQKuGHqIjpM%2C_</text:span><text:span text:style-name="T192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193">&amp;</text:span><text:span text:style-name="T194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195">usg=__7Iea_ZBAfZSsEANTMAAapmqEnOY=</text:span><text:span text:style-name="T196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197">&amp;</text:span><text:span text:style-name="T198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199">sa=X</text:span><text:span text:style-name="T200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201">&amp;</text:span><text:span text:style-name="T202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203">ved=0ahUKEwjF6L_oha_aAhXGDewKHSSkBWwQ9QEINjAB#imgrc=ul390JTbLAb-UM"</text:span><text:span text:style-name="T204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205">ictx=1</text:span></text:a><text:span text:style-name="T206"><text:s/></text:span><text:a xlink:href="https://www.google.lt/search?q=wire+frame&amp;tbm=isch&amp;source=iu&amp;ictx=1&amp;fir=ul390JTbLAb-UM:,s8EkQKuGHqIjpM,_&amp;usg=__7Iea_ZBAfZSsEANTMAAapmqEnOY=&amp;sa=X&amp;ved=0ahUKEwjF6L_oha_aAhXGDewKHSSkBWwQ9QEINjAB#imgrc=ul390JTbLAb-UM"><text:span text:style-name="T208">HYPERLINK "https://www.google.lt/search?q=wire+frame</text:span><text:span text:style-name="T209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210">&amp;</text:span><text:span text:style-name="T211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212">tbm=isch</text:span><text:span text:style-name="T213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214">&amp;</text:span><text:span text:style-name="T215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216">source=iu</text:span><text:span text:style-name="T217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218">&amp;</text:span><text:span text:style-name="T219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220">ictx=1</text:span><text:span text:style-name="T221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222">&amp;</text:span><text:span text:style-name="T223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224">fir=ul390JTbLAb-UM%3A%2Cs8EkQKuGHqIjpM%2C_</text:span><text:span text:style-name="T225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226">&amp;</text:span><text:span text:style-name="T227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228">usg=__7Iea_ZBAfZSsEANTMAAapmqEnOY=</text:span><text:span text:style-name="T229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230">&amp;</text:span><text:span text:style-name="T231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232">sa=X</text:span><text:span text:style-name="T233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234">&amp;</text:span><text:span text:style-name="T235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236">ved=0ahUKEwjF6L_oha_aAhXGDewKHSSkBWwQ9QEINjAB#imgrc=ul390JTbLAb-UM"</text:span><text:span text:style-name="T237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238">&amp;</text:span></text:a><text:span text:style-name="T239"><text:s/></text:span><text:a xlink:href="https://www.google.lt/search?q=wire+frame&amp;tbm=isch&amp;source=iu&amp;ictx=1&amp;fir=ul390JTbLAb-UM:,s8EkQKuGHqIjpM,_&amp;usg=__7Iea_ZBAfZSsEANTMAAapmqEnOY=&amp;sa=X&amp;ved=0ahUKEwjF6L_oha_aAhXGDewKHSSkBWwQ9QEINjAB#imgrc=ul390JTbLAb-UM"><text:span text:style-name="T241">HYPERLINK "https://www.google.lt/search?q=wire+frame</text:span><text:span text:style-name="T242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243">&amp;</text:span><text:span text:style-name="T244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245">tbm=isch</text:span><text:span text:style-name="T246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247">&amp;</text:span><text:span text:style-name="T248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249">source=iu</text:span><text:span text:style-name="T250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251">&amp;</text:span><text:span text:style-name="T252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253">ictx=1</text:span><text:span text:style-name="T254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255">&amp;</text:span><text:span text:style-name="T256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257">fir=ul390JTbLAb-UM%3A%2Cs8EkQKuGHqIjpM%2C_</text:span><text:span text:style-name="T258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259">&amp;</text:span><text:span text:style-name="T260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261">usg=__7Iea_ZBAfZSsEANTMAAapmqEnOY=</text:span><text:span text:style-name="T262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263">&amp;</text:span><text:span text:style-name="T264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265">sa=X</text:span><text:span text:style-name="T266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267">&amp;</text:span><text:span text:style-name="T268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269">ved=0ahUKEwjF6L_oha_aAhXGDewKHSSkBWwQ9QEINjAB#imgrc=ul390JTbLAb-UM"</text:span><text:span text:style-name="T270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271">fir=ul390JTbLAb-UM%253A%252Cs8EkQKuGHqIjpM%252C_</text:span></text:a><text:span text:style-name="T272"><text:s/></text:span><text:a xlink:href="https://www.google.lt/search?q=wire+frame&amp;tbm=isch&amp;source=iu&amp;ictx=1&amp;fir=ul390JTbLAb-UM:,s8EkQKuGHqIjpM,_&amp;usg=__7Iea_ZBAfZSsEANTMAAapmqEnOY=&amp;sa=X&amp;ved=0ahUKEwjF6L_oha_aAhXGDewKHSSkBWwQ9QEINjAB#imgrc=ul390JTbLAb-UM"><text:span text:style-name="T274">HYPERLINK "https://www.google.lt/search?q=wire+frame</text:span><text:span text:style-name="T275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276">&amp;</text:span><text:span text:style-name="T277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278">tbm=isch</text:span><text:span text:style-name="T279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280">&amp;</text:span><text:span text:style-name="T281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282">source=iu</text:span><text:span text:style-name="T283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284">&amp;</text:span><text:span text:style-name="T285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286">ictx=1</text:span><text:span text:style-name="T287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288">&amp;</text:span><text:span text:style-name="T289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290">fir=ul390JTbLAb-UM%3A%2Cs8EkQKuGHqIjpM%2C_</text:span><text:span text:style-name="T291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292">&amp;</text:span><text:span text:style-name="T293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294">usg=__7Iea_ZBAfZSsEANTMAAapmqEnOY=</text:span><text:span text:style-name="T295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296">&amp;</text:span><text:span text:style-name="T297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298">sa=X</text:span><text:span text:style-name="T299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300">&amp;</text:span><text:span text:style-name="T301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302">ved=0ahUKEwjF6L_oha_aAhXGDewKHSSkBWwQ9QEINjAB#imgrc=ul390JTbLAb-UM"</text:span><text:span text:style-name="T303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304">&amp;</text:span></text:a><text:span text:style-name="T305"><text:s/></text:span><text:a xlink:href="https://www.google.lt/search?q=wire+frame&amp;tbm=isch&amp;source=iu&amp;ictx=1&amp;fir=ul390JTbLAb-UM:,s8EkQKuGHqIjpM,_&amp;usg=__7Iea_ZBAfZSsEANTMAAapmqEnOY=&amp;sa=X&amp;ved=0ahUKEwjF6L_oha_aAhXGDewKHSSkBWwQ9QEINjAB#imgrc=ul390JTbLAb-UM"><text:span text:style-name="T307">HYPERLINK "https://www.google.lt/search?q=wire+frame</text:span><text:span text:style-name="T308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309">&amp;</text:span><text:span text:style-name="T310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311">tbm=isch</text:span><text:span text:style-name="T312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313">&amp;</text:span><text:span text:style-name="T314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315">source=iu</text:span><text:span text:style-name="T316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317">&amp;</text:span><text:span text:style-name="T318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319">ictx=1</text:span><text:span text:style-name="T320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321">&amp;</text:span><text:span text:style-name="T322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323">fir=ul390JTbLAb-UM%3A%2Cs8EkQKuGHqIjpM%2C_</text:span><text:span text:style-name="T324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325">&amp;</text:span><text:span text:style-name="T326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327">usg=__7Iea_ZBAfZSsEANTMAAapmqEnOY=</text:span><text:span text:style-name="T328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329">&amp;</text:span><text:span text:style-name="T330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331">sa=X</text:span><text:span text:style-name="T332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333">&amp;</text:span><text:span text:style-name="T334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335">ved=0ahUKEwjF6L_oha_aAhXGDewKHSSkBWwQ9QEINjAB#imgrc=ul390JTbLAb-UM"</text:span><text:span text:style-name="T336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337">usg=__7Iea_ZBAfZSsEANTMAAapmqEnOY%3D</text:span></text:a><text:span text:style-name="T338"><text:s/></text:span><text:a xlink:href="https://www.google.lt/search?q=wire+frame&amp;tbm=isch&amp;source=iu&amp;ictx=1&amp;fir=ul390JTbLAb-UM:,s8EkQKuGHqIjpM,_&amp;usg=__7Iea_ZBAfZSsEANTMAAapmqEnOY=&amp;sa=X&amp;ved=0ahUKEwjF6L_oha_aAhXGDewKHSSkBWwQ9QEINjAB#imgrc=ul390JTbLAb-UM"><text:span text:style-name="T340">HYPERLINK "https://www.google.lt/search?q=wire+frame</text:span><text:span text:style-name="T341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342">&amp;</text:span><text:span text:style-name="T343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344">tbm=isch</text:span><text:span text:style-name="T345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346">&amp;</text:span><text:span text:style-name="T347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348">source=iu</text:span><text:span text:style-name="T349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350">&amp;</text:span><text:span text:style-name="T351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352">ictx=1</text:span><text:span text:style-name="T353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354">&amp;</text:span><text:span text:style-name="T355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356">fir=ul390JTbLAb-UM%3A%2Cs8EkQKuGHqIjpM%2C_</text:span><text:span text:style-name="T357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358">&amp;</text:span><text:span text:style-name="T359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360">usg=__7Iea_ZBAfZSsEANTMAAapmqEnOY=</text:span><text:span text:style-name="T361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362">&amp;</text:span><text:span text:style-name="T363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364">sa=X</text:span><text:span text:style-name="T365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366">&amp;</text:span><text:span text:style-name="T367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368">ved=0ahUKEwjF6L_oha_aAhXGDewKHSSkBWwQ9QEINjAB#imgrc=ul390JTbLAb-UM"</text:span><text:span text:style-name="T369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370">&amp;</text:span></text:a><text:span text:style-name="T371"><text:s/></text:span><text:a xlink:href="https://www.google.lt/search?q=wire+frame&amp;tbm=isch&amp;source=iu&amp;ictx=1&amp;fir=ul390JTbLAb-UM:,s8EkQKuGHqIjpM,_&amp;usg=__7Iea_ZBAfZSsEANTMAAapmqEnOY=&amp;sa=X&amp;ved=0ahUKEwjF6L_oha_aAhXGDewKHSSkBWwQ9QEINjAB#imgrc=ul390JTbLAb-UM"><text:span text:style-name="T373">HYPERLINK "https://www.google.lt/search?q=wire+frame</text:span><text:span text:style-name="T374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375">&amp;</text:span><text:span text:style-name="T376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377">tbm=isch</text:span><text:span text:style-name="T378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379">&amp;</text:span><text:span text:style-name="T380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381">source=iu</text:span><text:span text:style-name="T382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383">&amp;</text:span><text:span text:style-name="T384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385">ictx=1</text:span><text:span text:style-name="T386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387">&amp;</text:span><text:span text:style-name="T388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389">fir=ul390JTbLAb-UM%3A%2Cs8EkQKuGHqIjpM%2C_</text:span><text:span text:style-name="T390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391">&amp;</text:span><text:span text:style-name="T392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393">usg=__7Iea_ZBAfZSsEANTMAAapmqEnOY=</text:span><text:span text:style-name="T394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395">&amp;</text:span><text:span text:style-name="T396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397">sa=X</text:span><text:span text:style-name="T398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399">&amp;</text:span><text:span text:style-name="T400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401">ved=0ahUKEwjF6L_oha_aAhXGDewKHSSkBWwQ9QEINjAB#imgrc=ul390JTbLAb-UM"</text:span><text:span text:style-name="T402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403">sa=X</text:span></text:a><text:span text:style-name="T404"><text:s/></text:span><text:a xlink:href="https://www.google.lt/search?q=wire+frame&amp;tbm=isch&amp;source=iu&amp;ictx=1&amp;fir=ul390JTbLAb-UM:,s8EkQKuGHqIjpM,_&amp;usg=__7Iea_ZBAfZSsEANTMAAapmqEnOY=&amp;sa=X&amp;ved=0ahUKEwjF6L_oha_aAhXGDewKHSSkBWwQ9QEINjAB#imgrc=ul390JTbLAb-UM"><text:span text:style-name="T406">HYPERLINK "https://www.google.lt/search?q=wire+frame</text:span><text:span text:style-name="T407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408">&amp;</text:span><text:span text:style-name="T409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410">tbm=isch</text:span><text:span text:style-name="T411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412">&amp;</text:span><text:span text:style-name="T413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414">source=iu</text:span><text:span text:style-name="T415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416">&amp;</text:span><text:span text:style-name="T417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418">ictx=1</text:span><text:span text:style-name="T419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420">&amp;</text:span><text:span text:style-name="T421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422">fir=ul390JTbLAb-UM%3A%2Cs8EkQKuGHqIjpM%2C_</text:span><text:span text:style-name="T423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424">&amp;</text:span><text:span text:style-name="T425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426">usg=__7Iea_ZBAfZSsEANTMAAapmqEnOY=</text:span><text:span text:style-name="T427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428">&amp;</text:span><text:span text:style-name="T429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430">sa=X</text:span><text:span text:style-name="T431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432">&amp;</text:span><text:span text:style-name="T433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434">ved=0ahUKEwjF6L_oha_aAhXGDewKHSSkBWwQ9QEINjAB#imgrc=ul390JTbLAb-UM"</text:span><text:span text:style-name="T435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436">&amp;</text:span></text:a><text:span text:style-name="T437"><text:s/></text:span><text:a xlink:href="https://www.google.lt/search?q=wire+frame&amp;tbm=isch&amp;source=iu&amp;ictx=1&amp;fir=ul390JTbLAb-UM:,s8EkQKuGHqIjpM,_&amp;usg=__7Iea_ZBAfZSsEANTMAAapmqEnOY=&amp;sa=X&amp;ved=0ahUKEwjF6L_oha_aAhXGDewKHSSkBWwQ9QEINjAB#imgrc=ul390JTbLAb-UM"><text:span text:style-name="T439">HYPERLINK "https://www.google.lt/search?q=wire+frame</text:span><text:span text:style-name="T440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441">&amp;</text:span><text:span text:style-name="T442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443">tbm=isch</text:span><text:span text:style-name="T444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445">&amp;</text:span><text:span text:style-name="T446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447">source=iu</text:span><text:span text:style-name="T448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449">&amp;</text:span><text:span text:style-name="T450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451">ictx=1</text:span><text:span text:style-name="T452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453">&amp;</text:span><text:span text:style-name="T454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455">fir=ul390JTbLAb-UM%3A%2Cs8EkQKuGHqIjpM%2C_</text:span><text:span text:style-name="T456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457">&amp;</text:span><text:span text:style-name="T458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459">usg=__7Iea_ZBAfZSsEANTMAAapmqEnOY=</text:span><text:span text:style-name="T460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461">&amp;</text:span><text:span text:style-name="T462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463">sa=X</text:span><text:span text:style-name="T464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465">&amp;</text:span><text:span text:style-name="T466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467">ved=0ahUKEwjF6L_oha_aAhXGDewKHSSkBWwQ9QEINjAB#imgrc=ul390JTbLAb-UM"</text:span><text:span text:style-name="T468"><text:s/>HYPERLINK "https://www.google.lt/search?q=wire+frame&amp;tbm=isch&amp;source=iu&amp;ictx=1&amp;fir=ul390JTbLAb-UM:,s8EkQKuGHqIjpM,_&amp;usg=__7Iea_ZBAfZSsEANTMAAapmqEnOY=&amp;sa=X&amp;ved=0ahUKEwjF6L_oha_aAhXGDewKHSSkBWwQ9QEINjAB#imgrc=ul390JTbLAb-UM"</text:span><text:span text:style-name="T469">ved=0ahUKEwjF6L_oha_aAhXGDewKHSSkBWwQ9QEINjAB#imgrc=ul390JTbLAb-UM</text:span></text:a><text:span text:style-name="T470">:</text:span></text:p>
      <text:p text:style-name="P1"><text:span text:style-name="T470">apie ivairias info rinkimo formas -<text:s/></text:span><text:a xlink:href="https://www.w3schools.com/html/html_forms.asp"><text:span text:style-name="T471">https://www.w3schools.com/html/html_forms.asp</text:span></text:a><text:span text:style-name="T472"/></text:p>
      <text:p text:style-name="P1"><text:span text:style-name="T473">ivairios ikonos idejimui i mygtukus -<text:s/></text:span><text:a xlink:href="https://fontawesome.com/get-started/web-fonts-with-css"><text:span text:style-name="T474">https://fontawesome.com/get-started/web-fonts-with-css</text:span></text:a><text:span text:style-name="T475"/></text:p>
      <text:p text:style-name="P1"><text:span text:style-name="T476">ivedimo elementai -<text:s/></text:span><text:a xlink:href="https://www.w3schools.com/html/html_form_input_types.asp"><text:span text:style-name="T477">https://www.w3schools.com/html/html_form_input_types.asp</text:span></text:a><text:span text:style-name="T478"/></text:p>
      <text:p text:style-name="P1"><text:span text:style-name="T478"/></text:p>
      <text:p text:style-name="P1"><text:span text:style-name="T479">instaliuoti GIT, turi buti butinai GitTortoise. ir tuomet savo projektinius fialus reikia susieti su GIT TOrtoise</text:span></text:p>
      <text:p text:style-name="P1"><text:span text:style-name="T480"/></text:p>
      <text:p text:style-name="P1"><text:span text:style-name="T481"/></text:p>
      <text:p text:style-name="P1"><text:span text:style-name="T481"/></text:p>
      <text:p text:style-name="P1"><text:span text:style-name="T481"/></text:p>
      <text:p text:style-name="P1"><text:span text:style-name="T48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